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7ea0" officeooo:paragraph-rsid="00147ea0" style:font-weight-asian="bold" style:font-weight-complex="bold"/>
    </style:style>
    <style:style style:name="P2" style:family="paragraph" style:parent-style-name="Standard">
      <style:text-properties fo:font-weight="normal" officeooo:rsid="00147ea0" officeooo:paragraph-rsid="00147ea0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cadêmicos : Jackson, Maicon, Laurivan, Lucas, Wagner.</text:p>
      <text:p text:style-name="P1"/>
      <text:p text:style-name="P1">METAS PARA A SPRINT 2 – DEFINIDAS JUNTAMENTE COM O P.O.</text:p>
      <text:p text:style-name="P2"/>
      <text:p text:style-name="P2">- Finalizar a história 1</text:p>
      <text:p text:style-name="P2"><text:tab/>1. Eu usuário preciso registrar as minhas receitas para controle de saldo.</text:p>
      <text:p text:style-name="P2"/>
      <text:p text:style-name="P2">- Iniciar a história 2 e 3</text:p>
      <text:p text:style-name="P2"><text:tab/>2. Como usuário preciso registrar detalhadamente minhas despesas para controle financeiro. <text:tab/>3. Eu usuário preciso de um extrato detalhado do meu saldo, para saber da situação das minhas finança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6T10:35:41.191000000</meta:creation-date>
    <dc:date>2016-04-16T10:39:06.269000000</dc:date>
    <meta:editing-duration>PT3M44S</meta:editing-duration>
    <meta:editing-cycles>1</meta:editing-cycles>
    <meta:document-statistic meta:table-count="0" meta:image-count="0" meta:object-count="0" meta:page-count="1" meta:paragraph-count="6" meta:word-count="70" meta:character-count="431" meta:non-whitespace-character-count="362"/>
    <meta:generator>LibreOffice/5.0.3.2$Windows_x86 LibreOffice_project/e5f16313668ac592c1bfb310f4390624e3dbfb75</meta:generator>
  </office:meta>
</office:document-meta>
</file>